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ug/Functionality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Sometimes footer gets black, if it falls off screen and </text:p>
            <text:p>Is loaded for the first time. After refresh it works.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On the home page show statistics of how much the app is used. For example show the number of messages</text:p>
          </table:table-cell>
          <table:table-cell office:value-type="string" calcext:value-type="string">
            <text:p>Functionality</text:p>
          </table:table-cell>
        </table:table-row>
        <table:table-row table:style-name="ro1">
          <table:table-cell table:style-name="ce1" office:value-type="date" office:date-value="2024-07-06" calcext:value-type="date">
            <text:p>06-07-24</text:p>
          </table:table-cell>
          <table:table-cell office:value-type="string" calcext:value-type="string">
            <text:p>The submenu of account falls off the window to the right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user, I want to change my account settings</text:p>
          </table:table-cell>
          <table:table-cell office:value-type="string" calcext:value-type="string">
            <text:p>Functionality</text:p>
          </table:table-cell>
        </table:table-row>
        <table:table-row table:style-name="ro2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sociable receiver, I want to be able to write messages that only the owner can see</text:p>
          </table:table-cell>
          <table:table-cell office:value-type="string" calcext:value-type="string">
            <text:p>Functionality</text:p>
          </table:table-cell>
        </table:table-row>
        <table:table-row table:style-name="ro2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user, I want to discover other users through their sociables</text:p>
          </table:table-cell>
          <table:table-cell office:value-type="string" calcext:value-type="string">
            <text:p>Functionality</text:p>
          </table:table-cell>
        </table:table-row>
        <table:table-row table:style-name="ro3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n anonymous user I do not want to see the add button for the goals</text:p>
          </table:table-cell>
          <table:table-cell office:value-type="string" calcext:value-type="string">
            <text:p>Bug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09:08.423264638</meta:creation-date>
    <dc:date>2024-07-10T08:31:13.539883420</dc:date>
    <meta:editing-duration>PT1H52M2S</meta:editing-duration>
    <meta:editing-cycles>12</meta:editing-cycles>
    <meta:generator>LibreOffice/7.3.7.2$Linux_X86_64 LibreOffice_project/30$Build-2</meta:generator>
    <meta:document-statistic meta:table-count="1" meta:cell-count="24" meta:object-count="0"/>
  </office:meta>
</office:document-meta>
</file>